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master-page-name="Standard">
      <style:paragraph-properties fo:line-height="200%" style:page-number="auto"/>
      <style:text-properties style:font-name="Times New Roman" fo:font-size="12pt" officeooo:rsid="0019d9bc" officeooo:paragraph-rsid="0019d9bc" style:font-size-asian="12pt" style:font-size-complex="12pt"/>
    </style:style>
    <style:style style:name="P3" style:family="paragraph" style:parent-style-name="Research_20_Paper_20_Title">
      <style:paragraph-properties fo:line-height="200%" fo:text-align="start" style:justify-single-word="false"/>
      <style:text-properties style:font-name="Times New Roman" fo:font-size="12pt" officeooo:rsid="0019d9bc" officeooo:paragraph-rsid="001e2473" style:font-size-asian="12pt" style:font-size-complex="12pt"/>
    </style:style>
    <style:style style:name="P4" style:family="paragraph" style:parent-style-name="Research_20_Paper_20_Title">
      <style:paragraph-properties fo:line-height="200%" fo:text-align="start" style:justify-single-word="false"/>
      <style:text-properties officeooo:paragraph-rsid="001faa33"/>
    </style:style>
    <style:style style:name="P5" style:family="paragraph" style:parent-style-name="Text_20_body">
      <style:paragraph-properties fo:line-height="200%" fo:text-align="start" style:justify-single-word="false"/>
      <style:text-properties officeooo:paragraph-rsid="001d1c95"/>
    </style:style>
    <style:style style:name="T1" style:family="text">
      <style:text-properties fo:font-size="12pt" style:font-size-asian="12pt" style:font-name-complex="Times New Roman" style:font-size-complex="12pt"/>
    </style:style>
    <style:style style:name="T2" style:family="text">
      <style:text-properties fo:font-size="12pt" officeooo:rsid="0016787f"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style:font-name="Times New Roman" fo:font-size="12pt" officeooo:rsid="0019d9bc" fo:background-color="#ffff00" loext:char-shading-value="0" style:font-size-asian="12pt" style:font-size-complex="12pt"/>
    </style:style>
    <style:style style:name="T5" style:family="text">
      <style:text-properties style:font-name="Times New Roman" fo:font-size="12pt" fo:font-style="normal" officeooo:rsid="001e2473" style:font-size-asian="12pt" style:font-style-asian="normal" style:font-size-complex="12pt" style:font-style-complex="normal"/>
    </style:style>
    <style:style style:name="T6" style:family="text">
      <style:text-properties style:font-name="Times New Roman" fo:font-size="12pt" fo:font-style="normal" officeooo:rsid="001faa33" style:font-size-asian="12pt" style:font-style-asian="normal" style:font-size-complex="12pt" style:font-style-complex="normal"/>
    </style:style>
    <style:style style:name="T7" style:family="text">
      <style:text-properties style:font-name="Times New Roman" fo:font-size="12pt" fo:font-style="normal" officeooo:rsid="001e252a" style:font-size-asian="12pt" style:font-style-asian="normal" style:font-size-complex="12pt" style:font-style-complex="normal"/>
    </style:style>
    <style:style style:name="T8" style:family="text">
      <style:text-properties style:font-name="Times New Roman" fo:font-size="12pt" fo:font-style="italic" officeooo:rsid="001e2473" style:font-size-asian="12pt" style:font-style-asian="italic" style:font-size-complex="12pt" style:font-style-complex="italic"/>
    </style:style>
    <style:style style:name="T9" style:family="text">
      <style:text-properties style:font-name="Times New Roman" fo:font-size="12pt" fo:font-style="italic" officeooo:rsid="001e252a" style:font-size-asian="12pt" style:font-style-asian="italic" style:font-size-complex="12pt" style:font-style-complex="italic"/>
    </style:style>
    <style:style style:name="T10" style:family="text">
      <style:text-properties officeooo:rsid="001d1c95" fo:background-color="#ffff00" loext:char-shading-value="0"/>
    </style:style>
    <style:style style:name="T11" style:family="text">
      <style:text-properties fo:background-color="#ffff00" loext:char-shading-value="0"/>
    </style:style>
    <style:style style:name="T12" style:family="text">
      <style:text-properties officeooo:rsid="001d1c95" fo:background-color="transparent" loext:char-shading-value="0"/>
    </style:style>
    <style:style style:name="T13" style:family="text">
      <style:text-properties officeooo:rsid="001e2473"/>
    </style:style>
    <style:style style:name="T14" style:family="text">
      <style:text-properties fo:font-style="italic" officeooo:rsid="001e2473" style:font-style-asian="italic" style:font-style-complex="italic"/>
    </style:style>
    <style:style style:name="T15" style:family="text">
      <style:text-properties fo:font-style="italic" officeooo:rsid="001e252a" style:font-style-asian="italic" style:font-style-complex="italic"/>
    </style:style>
    <style:style style:name="T16" style:family="text">
      <style:text-properties fo:font-style="normal" officeooo:rsid="001e2473" style:font-style-asian="normal" style:font-style-complex="normal"/>
    </style:style>
    <style:style style:name="T17" style:family="text">
      <style:text-properties fo:font-style="normal" officeooo:rsid="001e252a" style:font-style-asian="normal" style:font-style-complex="normal"/>
    </style:style>
    <style:style style:name="T18" style:family="text">
      <style:text-properties fo:font-style="normal" officeooo:rsid="001faa33"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 office:value-type="string" office:string-value="Instructor" text:name="Instructor"/>
        <text:user-field-decl office:value-type="string" office:string-value="Class Name &amp; Number" text:name="Class"/>
        <text:user-field-decl office:value-type="string" office:string-value="First &amp; Last Name" text:name="FirstLastName"/>
        <text:user-field-decl office:value-type="string" office:string-value="[Research Paper Title]" text:name="ResearchPaperTitle"/>
      </text:user-field-decls>
      <text:p text:style-name="P2">Mesozoic Ecosystems</text:p>
      <text:p text:style-name="P3"><text:tab/><text:span text:style-name="T13">Mesozoic land ecosystems were both imaginable and familiar to us today in many ways, but it was also different in several important ways. Many of our modern types of plants and animals, as well as their de-facto modes of operation today simply did not exist during this time period. However, the fundamentals of how ecosystems work were the same back then as they are today. The w</text:span><text:span text:style-name="T14">eb of life</text:span><text:span text:style-name="T16"> that existed then is still very familiar as it is today.</text:span></text:p>
      <text:p text:style-name="P4"><text:span text:style-name="T5"><text:tab/>There were four fundamental groups of organisms in Mesozoic land ecosystems. These are the </text:span><text:span text:style-name="T8">producers</text:span><text:span text:style-name="T5">, </text:span><text:span text:style-name="T8">primary consumers</text:span><text:span text:style-name="T5">, </text:span><text:span text:style-name="T8">secondary consumers</text:span><text:span text:style-name="T5">, and </text:span><text:span text:style-name="T8">decomposers</text:span><text:span text:style-name="T5">. The producers consisted of plants and </text:span><text:span text:style-name="T8">some </text:span><text:span text:style-name="T5">bacteria (plants took up the overwhelming majority). Plants use energy from the sun through photosynthesis to provide the energy in an ecosystem. The plants that existed during the majority of this time were two. The first, gymnosperms, are plants that release their seeds and are not dependent on bodies of water to survive/reproduce. The second, pteridophytes, </text:span><text:span text:style-name="T6">consist</text:span><text:span text:style-name="T5"> of plants that rely on bodies of water to reproduce (i.e. ferns, horsetails, etc.). </text:span><text:span text:style-name="T7">Primary consumers consist of herbivores, organisms that feed on producers for energy. During the </text:span><text:span text:style-name="T6">M</text:span><text:span text:style-name="T7">esozoic, primary consumers were mostly dinosaurs such as hadrosaurs (duck-billed dinosaurs), and ceratopsians (like triceratops). Secondary consumers consist of animals that feed on primary consumers (carnivores). These animals are the ‘top’ of the food chain and are the final step before decomposition. </text:span><text:span text:style-name="T6">T</text:span><text:span text:style-name="T7">he textbook example of this is the </text:span><text:span text:style-name="T9">Tyrannosaurus Rex</text:span><text:span text:style-name="T7">, but this group also included the clade of </text:span><text:span text:style-name="T9">theropods</text:span><text:span text:style-name="T7">, </text:span><text:span text:style-name="T6">of</text:span><text:span text:style-name="T7"> which Tyrannosaurs belong. Another example is the </text:span><text:span text:style-name="T9">allosaur</text:span><text:span text:style-name="T7">. Finally, decomposers are where the detritus of an ecosystem sits. They consist of mainly bugs, fungus, bacteria, etc. that break down other dead organisms, giving the energy back into the system by enriching soil and other means.</text:span></text:p>
      <text:p text:style-name="P5"><text:span text:style-name="Strong_20_Emphasis"><text:span text:style-name="T12"><text:tab/></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1"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1"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1"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1"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1"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1"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1"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2"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1" fo:font-family="'Times New Roman'" style:font-style-name="Regular" style:font-family-generic="roman" style:font-pitch="variable" fo:font-size="12pt" style:font-size-asian="18pt"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6787f"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ates</text:span><text:span text:style-name="MT2"> </text:span><text:span text:style-name="MT3"><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2-02-08T16:23:52.966906691</meta:creation-date>
    <meta:editing-cycles>5</meta:editing-cycles>
    <meta:editing-duration>PT6M8S</meta:editing-duration>
    <meta:generator>LibreOffice/7.2.5.2.0$Linux_X86_64 LibreOffice_project/20$Build-2</meta:generator>
    <dc:date>2022-02-08T21:47:52.581250188</dc:date>
    <meta:document-statistic meta:table-count="0" meta:image-count="0" meta:object-count="0" meta:page-count="1" meta:paragraph-count="5" meta:word-count="303" meta:character-count="1936" meta:non-whitespace-character-count="1634"/>
    <meta:template xlink:type="simple" xlink:actuate="onRequest" xlink:title="MLA" xlink:href="../../../.config/libreoffice/4/user/template/Papers/MLA.ott" meta:date="2022-02-08T16:23:52.022427047"/>
  </office:meta>
</office:document-meta>
</file>